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90e6" officeooo:paragraph-rsid="001390e6"/>
    </style:style>
    <style:style style:name="P2" style:family="paragraph" style:parent-style-name="Standard">
      <style:text-properties style:text-underline-style="none" officeooo:rsid="00164ef9" officeooo:paragraph-rsid="00164ef9"/>
    </style:style>
    <style:style style:name="P3" style:family="paragraph" style:parent-style-name="Standard">
      <style:paragraph-properties fo:text-align="end" style:justify-single-word="false"/>
      <style:text-properties style:text-underline-style="none" officeooo:rsid="00164ef9" officeooo:paragraph-rsid="00164ef9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64ef9" officeooo:paragraph-rsid="00164ef9"/>
    </style:style>
    <style:style style:name="P5" style:family="paragraph" style:parent-style-name="Standard">
      <style:paragraph-properties fo:text-align="start" style:justify-single-word="false" fo:break-before="page"/>
      <style:text-properties style:text-underline-style="none" officeooo:rsid="00164ef9" officeooo:paragraph-rsid="00164ef9"/>
    </style:style>
    <style:style style:name="P6" style:family="paragraph" style:parent-style-name="Standard">
      <style:text-properties officeooo:rsid="001390e6" officeooo:paragraph-rsid="0018605b"/>
    </style:style>
    <style:style style:name="P7" style:family="paragraph" style:parent-style-name="Standard">
      <style:text-properties style:text-underline-style="none" officeooo:rsid="001396fd" officeooo:paragraph-rsid="0018605b"/>
    </style:style>
    <style:style style:name="P8" style:family="paragraph" style:parent-style-name="Standard">
      <style:text-properties style:text-underline-style="none" officeooo:rsid="001540be" officeooo:paragraph-rsid="0018605b"/>
    </style:style>
    <style:style style:name="P9" style:family="paragraph" style:parent-style-name="Standard">
      <style:text-properties style:text-underline-style="none" officeooo:rsid="001626a9" officeooo:paragraph-rsid="0018605b"/>
    </style:style>
    <style:style style:name="P10" style:family="paragraph" style:parent-style-name="Standard">
      <style:text-properties style:text-underline-style="none" officeooo:rsid="00164ef9" officeooo:paragraph-rsid="0018605b"/>
    </style:style>
    <style:style style:name="P11" style:family="paragraph" style:parent-style-name="Standard">
      <style:paragraph-properties fo:text-align="end" style:justify-single-word="false"/>
      <style:text-properties style:text-underline-style="none" officeooo:rsid="00164ef9" officeooo:paragraph-rsid="0018605b"/>
    </style:style>
    <style:style style:name="P12" style:family="paragraph" style:parent-style-name="Standard">
      <style:paragraph-properties fo:text-align="end" style:justify-single-word="false"/>
      <style:text-properties style:text-underline-style="none" officeooo:rsid="001390e6" officeooo:paragraph-rsid="0018605b"/>
    </style:style>
    <style:style style:name="T1" style:family="text">
      <style:text-properties officeooo:rsid="001396fd"/>
    </style:style>
    <style:style style:name="T2" style:family="text">
      <style:text-properties officeooo:rsid="001540be"/>
    </style:style>
    <style:style style:name="T3" style:family="text">
      <style:text-properties officeooo:rsid="001860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ido Rey de la Cabina:</text:p>
      <text:p text:style-name="P1"/>
      <text:p text:style-name="P1">¿no sabias que te iba a buscar por todas partes,<text:span text:style-name="T3">&lt;br&gt;</text:span></text:p>
      <text:p text:style-name="P6">por donde fuera?¿por que no lo hiciste mas fac<text:span text:style-name="T1">í</text:span>l?<text:span text:style-name="T3">&lt;br&gt;</text:span></text:p>
      <text:p text:style-name="P7">No hubiera ido contigo de todos modos, si no querías,<text:span text:style-name="T3">&lt;br&gt;</text:span></text:p>
      <text:p text:style-name="P7">pero ¿a caso no lo querías? Júralo que no. Pero,<text:span text:style-name="T3">&lt;br&gt;</text:span></text:p>
      <text:p text:style-name="P7">entonces ¿por qué irse de esa manera?<text:span text:style-name="T3">&lt;br&gt;</text:span></text:p>
      <text:p text:style-name="P7">Ahora que sé que esta carta va a llegar, aunque <text:span text:style-name="T3">&lt;br&gt;</text:span></text:p>
      <text:p text:style-name="P7">no t<text:span text:style-name="T2">e</text:span> la den mis manos te va llegar, <text:span text:style-name="T2">me pregunto:&lt;br&gt;</text:span></text:p>
      <text:p text:style-name="P8">¿cómo será tu mundo ahí? Todo lo tuve que adivinar,<text:span text:style-name="T3">&lt;br&gt;</text:span></text:p>
      <text:p text:style-name="P8">tu silencia me llenó de palabras que iba encontrando,<text:span text:style-name="T3">&lt;br&gt;</text:span> </text:p>
      <text:p text:style-name="P8">hebra con hebra.<text:span text:style-name="T3">&lt;br&gt;</text:span></text:p>
      <text:p text:style-name="P8">¿Querías estar solo? ¿Era tanto ruido el amor?<text:span text:style-name="T3">&lt;br&gt;</text:span></text:p>
      <text:p text:style-name="P8">Son demasiadas preguntas, incluso para quien no<text:span text:style-name="T3">&lt;br&gt;</text:span></text:p>
      <text:p text:style-name="P8">las puede oír. Ya imagino tu cara (no te preocupes,<text:span text:style-name="T3">&lt;br&gt;</text:span></text:p>
      <text:p text:style-name="P8">no tienes que poner otra. Puedo imaginar tu cara, sólo eso).<text:span text:style-name="T3">&lt;br&gt;</text:span></text:p>
      <text:p text:style-name="P8">Mejor te hablo del tiempo, por ejemplo, que no es <text:span text:style-name="T3">&lt;br&gt;</text:span></text:p>
      <text:p text:style-name="P8">época de lluvias, y llueve.<text:span text:style-name="T3">&lt;br&gt;</text:span></text:p>
      <text:p text:style-name="P8">Todo se moja sorprendido.<text:span text:style-name="T3">&lt;br&gt;</text:span></text:p>
      <text:p text:style-name="P8">Cómo es la vida, ¿no? Será que uno se acostumbra a que,<text:span text:style-name="T3">&lt;br&gt;</text:span></text:p>
      <text:p text:style-name="P8">si todos los días sale el Sol, el resto tendría que ser <text:span text:style-name="T3">&lt;br&gt;</text:span></text:p>
      <text:p text:style-name="P8">igual de previsible y, quizás, eso sea lo único que podamos<text:span text:style-name="T3">&lt;br&gt;</text:span></text:p>
      <text:p text:style-name="P8">esperar con confianza. Lo digo sin tristeza y sin enojo,<text:span text:style-name="T3">&lt;br&gt;</text:span></text:p>
      <text:p text:style-name="P9">hay tanta libertad en esa idea de lo imprevisible<text:span text:style-name="T3">&lt;br&gt;</text:span></text:p>
      <text:p text:style-name="P9">(tu, que nunca podrías ir por un camino trazado, <text:span text:style-name="T3">&lt;br&gt;</text:span></text:p>
      <text:p text:style-name="P9">bien que me entiendes).<text:span text:style-name="T3">&lt;br&gt;</text:span></text:p>
      <text:p text:style-name="P9">¿no son adorables los caminos mojados?<text:span text:style-name="T3">&lt;br&gt;</text:span></text:p>
      <text:p text:style-name="P9">Hoy podria haber regresado con el autobus, mas rapido<text:span text:style-name="T3">&lt;br&gt;</text:span></text:p>
      <text:p text:style-name="P9">y mas seca. Pero vino la lluvia y ¿que hubiera hecho<text:span text:style-name="T3">&lt;br&gt;</text:span></text:p>
      <text:p text:style-name="P9">ahi encima entre las caras cansadas de otros pasajeros?<text:span text:style-name="T3">&lt;br&gt;</text:span></text:p>
      <text:p text:style-name="P9">Me meti por el camino de tierra, de baro, es decir.<text:span text:style-name="T3">&lt;br&gt;</text:span></text:p>
      <text:p text:style-name="P9">Encontre ese pedazo de cielo roto, ese vuelo quebrado, <text:span text:style-name="T3">&lt;br&gt;</text:span></text:p>
      <text:p text:style-name="P9">esa avecita muerta, y yo y la lluvia y ya sabes…<text:span text:style-name="T3">&lt;br&gt;</text:span></text:p>
      <text:p text:style-name="P9">yo tenia mi cuaderno empapado, de todos modos, lo apoye <text:span text:style-name="T3">&lt;br&gt;</text:span></text:p>
      <text:p text:style-name="P9">en una parte mas seca (imposible, llovia ¿te lo dije<text:span text:style-name="T3">&lt;br&gt;</text:span></text:p>
      <text:p text:style-name="P9">mas de cien veces hasta que se humadezca la piel de<text:span text:style-name="T3">&lt;br&gt;</text:span></text:p>
      <text:p text:style-name="P9">esta carta?). Cavé un pequeño hueco con la mano, tome<text:span text:style-name="T3">&lt;br&gt;</text:span></text:p>
      <text:p text:style-name="P9">el ave (¿se sigue llamando asi?, aun cuando las alas…<text:span text:style-name="T3">&lt;br&gt;</text:span></text:p>
      <text:p text:style-name="P9">ya sabes). La guarde ahi, la cubri. Y, antes de que<text:span text:style-name="T3">&lt;br&gt;</text:span></text:p>
      <text:p text:style-name="P9">se tapara del todo, alcance a ver como se convertia <text:span text:style-name="T3">&lt;br&gt;</text:span></text:p>
      <text:p text:style-name="P9">en un pez azul. ¿guiño un ojo? De eso no estoy segura, <text:span text:style-name="T3">&lt;br&gt;</text:span></text:p>
      <text:p text:style-name="P9">pero me parecio (de todas maneras, ¿me lo creerias?). <text:span text:style-name="T3">&lt;br&gt;</text:span></text:p>
      <text:p text:style-name="P9">Lo pondre asi: creo (creo) que guiño un ojo. Tal vez <text:span text:style-name="T3">&lt;br&gt;</text:span></text:p>
      <text:p text:style-name="P9">arrojo un beso, o simplemente se movio como cuando<text:span text:style-name="T3">&lt;br&gt;</text:span></text:p>
      <text:p text:style-name="P9">uno nace, y se dejo caer hasta el arrollo que pasa<text:span text:style-name="T3">&lt;br&gt;</text:span></text:p>
      <text:p text:style-name="P9">ahi cerca (ya lo conoces). </text:p>
      <text:p text:style-name="P9"><text:span text:style-name="T3">&lt;br&gt;</text:span>Puse las palmas hacia arriba para que la lluvia me lavara </text:p>
      <text:p text:style-name="P9"><text:span text:style-name="T3">&lt;br&gt;</text:span>las manos. Luego tome el cuderno, y segui camindo, </text:p>
      <text:p text:style-name="P9"><text:span text:style-name="T3">&lt;br&gt;</text:span>mirando hacia atrás, viendo la hueyas que dejaba, </text:p>
      <text:p text:style-name="P10"><text:span text:style-name="T3">&lt;br&gt;</text:span>todas llenas de preguntas, por ejemplo: </text:p>
      <text:p text:style-name="P10"><text:span text:style-name="T3">&lt;br&gt;</text:span>¿Desayunas? </text:p>
      <text:p text:style-name="P10"><text:span text:style-name="T3">&lt;br&gt;</text:span>¿Has visto caballitos de mar?</text:p>
      <text:p text:style-name="P10"><text:soft-page-break/><text:span text:style-name="T3">&lt;br&gt;</text:span>¿Y danzar a las algas?</text:p>
      <text:p text:style-name="P10"><text:span text:style-name="T3">&lt;br&gt;</text:span>Estoy segura de que tienes un perro, ¿como se llama?</text:p>
      <text:p text:style-name="P10"><text:span text:style-name="T3">&lt;br&gt;</text:span>¿o como te llama el? (es una broma, no te enojes).</text:p>
      <text:p text:style-name="P10"><text:span text:style-name="T3">&lt;br&gt;</text:span>¿Te has lastimado usando el hacha?</text:p>
      <text:p text:style-name="P10"><text:span text:style-name="T3">&lt;br&gt;</text:span>¿Pasate frio alguna vez? (quiero decir: ¿hubo algun</text:p>
      <text:p text:style-name="P10"><text:span text:style-name="T3">&lt;br&gt;</text:span>norte muy fuerte?). </text:p>
      <text:p text:style-name="P10"><text:span text:style-name="T3">&lt;br&gt;</text:span>¿te volvieron mas callado las estrellas?</text:p>
      <text:p text:style-name="P10"><text:span text:style-name="T3">&lt;br&gt;</text:span>¿sigues haciendo juguetes?</text:p>
      <text:p text:style-name="P10"><text:span text:style-name="T3">&lt;br&gt;</text:span>¿desde cuando sabes manejar una grua?</text:p>
      <text:p text:style-name="P10"><text:span text:style-name="T3">&lt;br&gt;</text:span>(ay, una pregunta, ay, que no quisiera escribir</text:p>
      <text:p text:style-name="P10"><text:span text:style-name="T3">&lt;br&gt;</text:span>porque haria que te dobles</text:p>
      <text:p text:style-name="P10"><text:span text:style-name="T3">&lt;br&gt;</text:span>hasta huir por el tunel </text:p>
      <text:p text:style-name="P10"><text:span text:style-name="T3">&lt;br&gt;</text:span>de tus propios bolsillos), <text:s/></text:p>
      <text:p text:style-name="P10"><text:span text:style-name="T3">&lt;br&gt;</text:span>pero</text:p>
      <text:p text:style-name="P10"><text:span text:style-name="T3">&lt;br&gt;</text:span>(cuatro letras que hacen una puerta magica),</text:p>
      <text:p text:style-name="P10"><text:span text:style-name="T3">&lt;br&gt;</text:span>pero</text:p>
      <text:p text:style-name="P10"><text:span text:style-name="T3">&lt;br&gt;</text:span>¿como no voy a hacertela?</text:p>
      <text:p text:style-name="P10"><text:span text:style-name="T3">&lt;br&gt;</text:span>La tengo desde el dia que descubri</text:p>
      <text:p text:style-name="P10"><text:span text:style-name="T3">&lt;br&gt;</text:span>que faltaban fotos</text:p>
      <text:p text:style-name="P10"><text:span text:style-name="T3">&lt;br&gt;</text:span>(¿pensaste que no me daria cuenta?</text:p>
      <text:p text:style-name="P10"><text:span text:style-name="T3">&lt;br&gt;</text:span>No se porque lo pregunto, se que lo hiciste a pesar de eso).</text:p>
      <text:p text:style-name="P10"><text:span text:style-name="T3">&lt;br&gt;</text:span>Tu, que no llevas mas que menos de lo necesario, </text:p>
      <text:p text:style-name="P10"><text:span text:style-name="T3">&lt;br&gt;</text:span>¿porque cargaste con algo</text:p>
      <text:p text:style-name="P10"><text:span text:style-name="T3">&lt;br&gt;</text:span>tan pesado como mis fotos?</text:p>
      <text:p text:style-name="P10"><text:span text:style-name="T3">&lt;br&gt;</text:span>¿O no pesaban?</text:p>
      <text:p text:style-name="P10"><text:span text:style-name="T3">&lt;br&gt;</text:span>¿Pudiste, por fin (¡ojala, por favor!),</text:p>
      <text:p text:style-name="P10"><text:span text:style-name="T3">&lt;br&gt;</text:span><text:tab/><text:tab/>ver que esa linea de tinta</text:p>
      <text:p text:style-name="P10"><text:span text:style-name="T3">&lt;br&gt;</text:span>azul como el pez</text:p>
      <text:p text:style-name="P10"><text:span text:style-name="T3">&lt;br&gt;</text:span>que serpentea en la hoja </text:p>
      <text:p text:style-name="P10"><text:span text:style-name="T3">&lt;br&gt;</text:span>despues de obedecer mi mano</text:p>
      <text:p text:style-name="P10"><text:span text:style-name="T3">&lt;br&gt;</text:span>no eran rejas?</text:p>
      <text:p text:style-name="P10"><text:span text:style-name="T3">&lt;br&gt;</text:span>¿Harias el enorme milagro de usarlas como alas?</text:p>
      <text:p text:style-name="P10"><text:span text:style-name="T3">&lt;br&gt;</text:span>Nada te atrapa</text:p>
      <text:p text:style-name="P10"><text:span text:style-name="T3">&lt;br&gt;</text:span>porque todo lo hace.</text:p>
      <text:p text:style-name="P10"><text:span text:style-name="T3">&lt;br&gt;</text:span>¿Me darias, entonces, el enorme regalo de ver</text:p>
      <text:p text:style-name="P10"><text:span text:style-name="T3">&lt;br&gt;</text:span>la pequeña serpiente azul de esta carta, </text:p>
      <text:p text:style-name="P10"><text:span text:style-name="T3">&lt;br&gt;</text:span>esta huella azul de nuestro pensamiento en la hoja,</text:p>
      <text:p text:style-name="P10"><text:span text:style-name="T3">&lt;br&gt;</text:span>como una sola linea que juega para abrazarte y la risa?</text:p>
      <text:p text:style-name="P10"><text:span text:style-name="T3">&lt;br&gt;</text:span>Querido amigo:</text:p>
      <text:p text:style-name="P10"><text:span text:style-name="T3">&lt;br&gt;</text:span>(puedo llamate asi,</text:p>
      <text:p text:style-name="P10"><text:span text:style-name="T3">&lt;br&gt;</text:span>ni todos los besos del mundo impediran </text:p>
      <text:p text:style-name="P10"><text:span text:style-name="T3">&lt;br&gt;</text:span>que tambien te llame de esta manera).</text:p>
      <text:p text:style-name="P10"><text:span text:style-name="T3">&lt;br&gt;</text:span>Querido amigo, </text:p>
      <text:p text:style-name="P10"><text:span text:style-name="T3">&lt;br&gt;</text:span>pretendes que nada te atrape</text:p>
      <text:p text:style-name="P10"><text:span text:style-name="T3">&lt;br&gt;</text:span>porque sientes que todo lo hace.</text:p>
      <text:p text:style-name="P10"><text:span text:style-name="T3">&lt;br&gt;</text:span>Ay, ¿y si vieras que de verdad nada te atrapa?</text:p>
      <text:p text:style-name="P10"><text:span text:style-name="T3">&lt;br&gt;</text:span>¿de que llenarias tus bolsillos?</text:p>
      <text:p text:style-name="P10"><text:span text:style-name="T3">&lt;br&gt;</text:span>(¿¡de que no los llenarias!?, mas bien, famoso gloton).</text:p>
      <text:p text:style-name="P10"><text:span text:style-name="T3">&lt;br&gt;</text:span>Por suerte tus bolsillos simpre seran mas habrientos</text:p>
      <text:p text:style-name="P10"><text:span text:style-name="T3">&lt;br&gt;</text:span>que tu prudencia y cualquiera de los hilos quebradisos</text:p>
      <text:p text:style-name="P10"><text:span text:style-name="T3">&lt;br&gt;</text:span>de cualquiera de tus miedos.</text:p>
      <text:p text:style-name="P10"><text:span text:style-name="T3">&lt;br&gt;</text:span>No te enojes si me pongo tan cerca, </text:p>
      <text:p text:style-name="P10"><text:soft-page-break/><text:span text:style-name="T3">&lt;br&gt;</text:span>piensa que fue <text:s/>el dia de lluvia, y el camino de barro, </text:p>
      <text:p text:style-name="P10"><text:span text:style-name="T3">&lt;br&gt;</text:span>y mi cuderno empapado, y el pez azul de la avecita muerta,</text:p>
      <text:p text:style-name="P10"><text:span text:style-name="T3">&lt;br&gt;</text:span>y los arboles que se inclinaban como ballenas en la orilla. </text:p>
      <text:p text:style-name="P10"><text:span text:style-name="T3">&lt;br&gt;</text:span>(¿podrias creer que tuve que ayudarlos, uno por uno,</text:p>
      <text:p text:style-name="P10"><text:span text:style-name="T3">&lt;br&gt;</text:span><text:tab/>a regresar al mar?).</text:p>
      <text:p text:style-name="P10"><text:span text:style-name="T3">&lt;br&gt;</text:span>Yon los feroses dias de lluvia, arrastrados con cuadernos, </text:p>
      <text:p text:style-name="P10"><text:span text:style-name="T3">&lt;br&gt;</text:span><text:tab/>pisando el barro,</text:p>
      <text:p text:style-name="P10"><text:span text:style-name="T3">&lt;br&gt;</text:span>los mismos que emborrachan los arboles hasta el descuido,</text:p>
      <text:p text:style-name="P10"><text:span text:style-name="T3">&lt;br&gt;</text:span>hasta correr peligro, porque se olvidan si eran de agua o de tierra</text:p>
      <text:p text:style-name="P10"><text:span text:style-name="T3">&lt;br&gt;</text:span>y nada mas se inclinan, porque eso era todo lo que queirian hacer,</text:p>
      <text:p text:style-name="P10"><text:span text:style-name="T3">&lt;br&gt;</text:span>y tuve que ayudarlos, un por uno, porque no</text:p>
      <text:p text:style-name="P10"><text:span text:style-name="T3">&lt;br&gt;</text:span><text:tab/>se querian levantar.</text:p>
      <text:p text:style-name="P10"><text:span text:style-name="T3">&lt;br&gt;</text:span>Llene la casa del barro que trai en los zapatos y empape el suelo</text:p>
      <text:p text:style-name="P10"><text:span text:style-name="T3">&lt;br&gt;</text:span>al quitarme la ropa mojada.</text:p>
      <text:p text:style-name="P10"><text:span text:style-name="T3">&lt;br&gt;</text:span>Y tu, haya alto, manejando tu grua</text:p>
      <text:p text:style-name="P10"><text:span text:style-name="T3">&lt;br&gt;</text:span>imagino que hoy no podrias ver que tomas ni donde lo dejas </text:p>
      <text:p text:style-name="P10"><text:span text:style-name="T3">&lt;br&gt;</text:span>en tu cabina mas alta que las nubes.</text:p>
      <text:p text:style-name="P10"><text:span text:style-name="T3">&lt;br&gt;</text:span>Tu solitario reino de las alturas, </text:p>
      <text:p text:style-name="P10"><text:span text:style-name="T3">&lt;br&gt;</text:span>y de todos modos</text:p>
      <text:p text:style-name="P10"><text:span text:style-name="T3">&lt;br&gt;</text:span>ayudando a los demas.</text:p>
      <text:p text:style-name="P10"><text:span text:style-name="T3">&lt;br&gt;</text:span>Te pido</text:p>
      <text:p text:style-name="P10"><text:span text:style-name="T3">&lt;br&gt;</text:span>por favor, </text:p>
      <text:p text:style-name="P10"><text:span text:style-name="T3">&lt;br&gt;</text:span>que la mano infinita de tu amable grua jirafa</text:p>
      <text:p text:style-name="P10"><text:span text:style-name="T3">&lt;br&gt;</text:span>tome mi carta y la alce</text:p>
      <text:p text:style-name="P10"><text:span text:style-name="T3">&lt;br&gt;</text:span>(no le va a costar mucho trabajo, en cualquier caso),</text:p>
      <text:p text:style-name="P10"><text:span text:style-name="T3">&lt;br&gt;</text:span>y la alce hasta el Rey de la Cabina.</text:p>
      <text:p text:style-name="P10"><text:span text:style-name="T3">&lt;br&gt;</text:span>Que no se caiga, </text:p>
      <text:p text:style-name="P10"><text:span text:style-name="T3">&lt;br&gt;</text:span>por favor,</text:p>
      <text:p text:style-name="P10"><text:span text:style-name="T3">&lt;br&gt;</text:span>n el pedazo de caña de azucar, </text:p>
      <text:p text:style-name="P10"><text:span text:style-name="T3">&lt;br&gt;</text:span>ni la pluma del pez azul,</text:p>
      <text:p text:style-name="P10"><text:span text:style-name="T3">&lt;br&gt;</text:span>ni el dibujo de los arboles inclinados,</text:p>
      <text:p text:style-name="P10"><text:span text:style-name="T3">&lt;br&gt;</text:span>ni las algas de la tnta en los renglones,</text:p>
      <text:p text:style-name="P10"><text:span text:style-name="T3">&lt;br&gt;</text:span>ni el pañuelo,</text:p>
      <text:p text:style-name="P10"><text:span text:style-name="T3">&lt;br&gt;</text:span>ni el aire.</text:p>
      <text:p text:style-name="P11"><text:span text:style-name="T3">&lt;br&gt;</text:span>Paloma</text:p>
      <text:p text:style-name="P12"/>
      <text:p text:style-name="P3"/>
      <text:p text:style-name="P3"/>
      <text:p text:style-name="P3"/>
      <text:p text:style-name="P5">Querido Rey de la Cabina:</text:p>
      <text:p text:style-name="P4"/>
      <text:p text:style-name="P4">No te caigas, </text:p>
      <text:p text:style-name="P4">no eres tu,</text:p>
      <text:p text:style-name="P4">ni haciendo toda la fuerza del mundo,</text:p>
      <text:p text:style-name="P4">no te caigas en la vertiginosa belleza de </text:p>
      <text:p text:style-name="P4">otros abismos.</text:p>
      <text:p text:style-name="P4">¿Extrañas?</text:p>
      <text:p text:style-name="P3">Paloma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2:35:49.775265357</meta:creation-date>
    <dc:date>2017-10-11T14:36:44.237930200</dc:date>
    <meta:editing-duration>PT21M5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46" meta:word-count="1052" meta:character-count="6026" meta:non-whitespace-character-count="5091"/>
  </office:meta>
</office:document-meta>
</file>